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200000008AC5682ACA03621D62.png" manifest:media-type="image/png"/>
  <manifest:file-entry manifest:full-path="Pictures/10000000000001AC0000009D27D6CDBEA4AD531B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cc00" draw:textarea-horizontal-align="justify" draw:textarea-vertical-align="middle" draw:auto-grow-height="false" fo:min-height="10.336cm" fo:min-width="27.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2.036cm" fo:min-width="3.818cm"/>
    </style:style>
    <style:style style:name="gr4" style:family="graphic">
      <style:graphic-properties style:protect="size"/>
    </style:style>
    <style:style style:name="pr1" style:family="presentation" style:parent-style-name="Default_20_1_5f_-title">
      <style:graphic-properties draw:auto-grow-height="true" fo:min-height="3.506cm"/>
    </style:style>
    <style:style style:name="pr2" style:family="presentation" style:parent-style-name="Default_20_1_5f_-outline1">
      <style:graphic-properties fo:min-height="11.929cm"/>
    </style:style>
    <style:style style:name="pr3" style:family="presentation" style:parent-style-name="Default_20_1_5f_-notes">
      <style:graphic-properties draw:fill-color="#ffffff" draw:auto-grow-height="true" fo:min-height="13.364cm"/>
    </style:style>
    <style:style style:name="P1" style:family="paragraph">
      <loext:graphic-properties draw:fill-color="#ffcc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</office:automatic-styles>
  <office:body>
    <office:presentation>
      <draw:page draw:name="page1" draw:style-name="dp1" draw:master-page-name="Default_20_1_5f_" presentation:presentation-page-layout-name="AL1T1">
        <draw:custom-shape draw:style-name="gr1" draw:text-style-name="P1" draw:layer="layout" svg:width="28cm" svg:height="10.586cm" svg:x="0cm" svg:y="10.41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6.203cm" svg:y="10.922cm" presentation:class="title" presentation:placeholder="true" presentation:user-transformed="true">
          <draw:text-box/>
        </draw:frame>
        <draw:frame presentation:style-name="pr2" draw:layer="layout" svg:width="25.199cm" svg:height="12.179cm" svg:x="15.24cm" svg:y="16.269cm" presentation:class="outline" presentation:placeholder="true" presentation:user-transformed="true">
          <draw:text-box/>
        </draw:frame>
        <draw:frame draw:style-name="gr2" draw:text-style-name="P2" draw:layer="layout" svg:width="8.863cm" svg:height="3.048cm" svg:x="0.762cm" svg:y="0.762cm">
          <draw:image xlink:href="Pictures/10000000000001AC0000009D27D6CDBEA4AD531B.jpg" xlink:type="simple" xlink:show="embed" xlink:actuate="onLoad">
            <text:p/>
          </draw:image>
        </draw:frame>
        <draw:frame draw:style-name="gr2" draw:text-style-name="P2" draw:layer="layout" svg:width="10.175cm" svg:height="1.755cm" svg:x="1.016cm" svg:y="18.311cm">
          <draw:image xlink:href="Pictures/10000201000003200000008AC5682ACA03621D62.png" xlink:type="simple" xlink:show="embed" xlink:actuate="onLoad">
            <text:p/>
          </draw:image>
        </draw:frame>
        <draw:custom-shape draw:style-name="gr3" draw:text-style-name="P2" draw:layer="layout" svg:width="4.318cm" svg:height="2.286cm" svg:x="23.368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_5f_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1_5f_-background" style:display-name="Default 1_-background" style:family="presentation">
      <style:graphic-properties draw:stroke="none" draw:fill="none"/>
      <style:text-properties style:letter-kerning="true"/>
    </style:style>
    <style:style style:name="Default_20_1_5f_-backgroundobjects" style:display-name="Default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-notes" style:display-name="Default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20_1_5f_-outline1" style:display-name="Default 1_-outline1" style:family="presentation">
      <style:graphic-properties draw:stroke="none" draw:fill="none" draw:auto-grow-height="false" draw:fit-to-size="shrink-to-fit">
        <text:list-style style:name="Default_20_1_5f_-outline1" style:display-name="Default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Helvetica" fo:font-family="Helvetica" style:font-family-generic="swiss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outline2" style:display-name="Default 1_-outline2" style:family="presentation" style:parent-style-name="Default_20_1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_5f_-outline3" style:display-name="Default 1_-outline3" style:family="presentation" style:parent-style-name="Default_20_1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_5f_-outline4" style:display-name="Default 1_-outline4" style:family="presentation" style:parent-style-name="Default_20_1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_5f_-outline5" style:display-name="Default 1_-outline5" style:family="presentation" style:parent-style-name="Default_20_1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_5f_-outline6" style:display-name="Default 1_-outline6" style:family="presentation" style:parent-style-name="Default_20_1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_5f_-outline7" style:display-name="Default 1_-outline7" style:family="presentation" style:parent-style-name="Default_20_1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_5f_-outline8" style:display-name="Default 1_-outline8" style:family="presentation" style:parent-style-name="Default_20_1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_5f_-outline9" style:display-name="Default 1_-outline9" style:family="presentation" style:parent-style-name="Default_20_1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_5f_-subtitle" style:display-name="Default 1_-subtitle" style:family="presentation">
      <style:graphic-properties draw:stroke="none" draw:fill="none" draw:textarea-vertical-align="middle">
        <text:list-style style:name="Default_20_1_5f_-subtitle" style:display-name="Default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title" style:display-name="Default 1_-title" style:family="presentation">
      <style:graphic-properties draw:stroke="none" draw:fill="none" draw:textarea-vertical-align="middle">
        <text:list-style style:name="Default_20_1_5f_-title" style:display-name="Default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Helvetica" fo:font-family="Helvetica" style:font-family-generic="swiss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427cm" fo:min-width="6.104cm"/>
    </style:style>
    <style:style style:name="M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_20_1_5f_-backgroundobjects">
      <style:graphic-properties draw:stroke="none" svg:stroke-color="#ffffff" draw:fill-color="#ffcc00" draw:textarea-vertical-align="middle" draw:auto-grow-height="false" fo:min-height="1.442cm" fo:min-width="28cm"/>
    </style:style>
    <style:style style:name="Mpr2" style:family="presentation" style:parent-style-name="Default_20_1_5f_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_20_1_5f_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_20_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ffcc00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8pt"/>
    </style:style>
    <style:style style:name="MP9" style:family="paragraph">
      <loext:graphic-properties draw:fill="none" draw:fill-color="#ffffff"/>
      <style:paragraph-properties fo:text-align="end"/>
      <style:text-properties fo:font-size="18pt"/>
    </style:style>
    <style:style style:name="MP10" style:family="paragraph">
      <style:paragraph-properties fo:text-align="center"/>
    </style:style>
    <style:style style:name="MT1" style:family="text">
      <style:text-properties style:font-name="Helvetica" fo:font-size="13pt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_20_1_5f_" style:display-name="Default 1_" style:page-layout-name="PM1" draw:style-name="Mdp1">
      <draw:custom-shape presentation:style-name="Mpr1" draw:text-style-name="MP5" draw:layer="backgroundobjects" svg:width="28cm" svg:height="1.442cm" svg:x="0cm" svg:y="19.558cm">
        <text:p/>
        <draw:enhanced-geometry svg:viewBox="0 0 21600 21600" draw:type="rectangle" draw:enhanced-path="M 0 0 L 21600 0 21600 21600 0 21600 0 0 Z N"/>
      </draw:custom-shape>
      <draw:frame presentation:style-name="Default_20_1_5f_-title" draw:layer="backgroundobjects" svg:width="25.199cm" svg:height="3.506cm" svg:x="1.4cm" svg:y="0.837cm" presentation:class="title" presentation:placeholder="true">
        <draw:text-box/>
      </draw:frame>
      <draw:frame presentation:style-name="Default_20_1_5f_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5.458cm" svg:height="1.189cm" svg:x="1.27cm" svg:y="21.844cm" presentation:class="date-time">
        <draw:text-box>
          <text:p text:style-name="MP1"><presentation:date-time/></text:p>
        </draw:text-box>
      </draw:frame>
      <draw:frame presentation:style-name="Mpr2" draw:text-style-name="MP7" draw:layer="backgroundobjects" svg:width="8.875cm" svg:height="1.448cm" svg:x="9.398cm" svg:y="21.92cm" presentation:class="footer">
        <draw:text-box>
          <text:p text:style-name="MP6"><presentation:footer/></text:p>
        </draw:text-box>
      </draw:frame>
      <draw:frame draw:style-name="Mgr3" draw:text-style-name="MP9" draw:layer="backgroundobjects" svg:width="6.604cm" svg:height="0.708cm" svg:x="21.082cm" svg:y="19.966cm">
        <draw:text-box>
          <text:p text:style-name="MP8"><text:span text:style-name="MT1">Page </text:span><text:span text:style-name="MT1"><text:page-number>&lt;number&gt;</text:page-number></text:span><text:span text:style-name="MT1"> / </text:span><text:span text:style-name="MT1"><text:page-count>2</text:page-count></text:span></text:p>
        </draw:text-box>
      </draw:frame>
      <draw:frame draw:style-name="Mgr4" draw:text-style-name="MP10" draw:layer="backgroundobjects" svg:width="3.74cm" svg:height="1.372cm" svg:x="23.846cm" svg:y="0.56cm">
        <draw:image xlink:href="Pictures/10000000000001AC0000009D27D6CDBEA4AD531B.jpg" xlink:type="simple" xlink:show="embed" xlink:actuate="onLoad">
          <text:p/>
        </draw:image>
      </draw:frame>
      <presentation:notes style:page-layout-name="PM2">
        <draw:page-thumbnail presentation:style-name="Default_20_1_5f_-title" draw:layer="backgroundobjects" svg:width="0cm" svg:height="0cm" svg:x="0cm" svg:y="2.257cm" presentation:class="page"/>
        <draw:frame presentation:style-name="Default_20_1_5f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1T15:15:43.946894000</meta:creation-date>
    <dc:date>2015-10-21T15:44:29.097584000</dc:date>
    <meta:editing-duration>PT13M21S</meta:editing-duration>
    <meta:editing-cycles>4</meta:editing-cycles>
    <meta:generator>LibreOffice/5.0.2.2$MacOSX_X86_64 LibreOffice_project/37b43f919e4de5eeaca9b9755ed688758a8251fe</meta:generator>
    <meta:document-statistic meta:object-count="35"/>
  </office:meta>
</office:document-meta>
</file>